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9.523cm"/>
    </style:style>
    <style:style style:name="co7" style:family="table-column">
      <style:table-column-properties fo:break-before="auto" style:column-width="16.5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Arkusz1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C:\Git\M_KiCad\mpio_projekty\resetUSBv4.9\resetUSB.sch</text:p>
          </table:table-cell>
          <table:table-cell table:number-columns-repeated="6"/>
        </table:table-row>
        <table:table-row table:style-name="ro1">
          <table:table-cell office:value-type="string">
            <text:p>Date:</text:p>
          </table:table-cell>
          <table:table-cell office:value-type="string">
            <text:p>01/06/2018 12:20:40</text:p>
          </table:table-cell>
          <table:table-cell table:number-columns-repeated="6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(5.0.0-rc2-dev-311-g1dd4af297)</text:p>
          </table:table-cell>
          <table:table-cell table:number-columns-repeated="6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\Program Files\KiCad\bin\scripting\plugins/bom_csv_grouped_by_value.py</text:p>
          </table:table-cell>
          <table:table-cell table:number-columns-repeated="6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ndividual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4</text:p>
          </table:table-cell>
          <table:table-cell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6</text:p>
          </table:table-cell>
          <table:table-cell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9</text:p>
          </table:table-cell>
          <table:table-cell office:value-type="string">
            <text:p>4700u</text:p>
          </table:table-cell>
          <table:table-cell office:value-type="string">
            <text:p>device:CP_Small</text:p>
          </table:table-cell>
          <table:table-cell office:value-type="string">
            <text:p>Capacitors_THT:CP_Radial_D16.0mm_P7.50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10</text:p>
          </table:table-cell>
          <table:table-cell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11</text:p>
          </table:table-cell>
          <table:table-cell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12</text:p>
          </table:table-cell>
          <table:table-cell office:value-type="string">
            <text:p>47u</text:p>
          </table:table-cell>
          <table:table-cell office:value-type="string">
            <text:p>device:CP_Small</text:p>
          </table:table-cell>
          <table:table-cell office:value-type="string">
            <text:p>Capacitors_SMD:CP_Elec_6.3x5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3</text:p>
          </table:table-cell>
          <table:table-cell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4</text:p>
          </table:table-cell>
          <table:table-cell office:value-type="string">
            <text:p>1PS79SB70</text:p>
          </table:table-cell>
          <table:table-cell office:value-type="string">
            <text:p>device:D_Schottky_Small</text:p>
          </table:table-cell>
          <table:table-cell office:value-type="string">
            <text:p>Diodes_SMD:D_SOD-5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5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6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7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8</text:p>
          </table:table-cell>
          <table:table-cell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1</text:p>
          </table:table-cell>
          <table:table-cell office:value-type="string">
            <text:p>USBB-G-SMD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2</text:p>
          </table:table-cell>
          <table:table-cell office:value-type="string">
            <text:p>TUEA4F2SOBHT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3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4</text:p>
          </table:table-cell>
          <table:table-cell office:value-type="string">
            <text:p>SWD_4pin</text:p>
          </table:table-cell>
          <table:table-cell office:value-type="string">
            <text:p>mpio_lib:SWD_4pin</text:p>
          </table:table-cell>
          <table:table-cell office:value-type="string">
            <text:p>Pin_Headers:Pin_Header_Straight_1x04_Pitch2.54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5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6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7</text:p>
          </table:table-cell>
          <table:table-cell office:value-type="string">
            <text:p>AC3MAH-AU-PRE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8</text:p>
          </table:table-cell>
          <table:table-cell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9</text:p>
          </table:table-cell>
          <table:table-cell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10</text:p>
          </table:table-cell>
          <table:table-cell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S1</text:p>
          </table:table-cell>
          <table:table-cell office:value-type="string">
            <text:p>NLJ2MD-H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S2</text:p>
          </table:table-cell>
          <table:table-cell office:value-type="string">
            <text:p>NLJ2MD-H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2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4</text:p>
          </table:table-cell>
          <table:table-cell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7</text:p>
          </table:table-cell>
          <table:table-cell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9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W1</text:p>
          </table:table-cell>
          <table:table-cell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2</text:p>
          </table:table-cell>
          <table:table-cell office:value-type="string">
            <text:p>STM32F042K6Tx</text:p>
          </table:table-cell>
          <table:table-cell office:value-type="string">
            <text:p>stm32:STM32F042K6Tx</text:p>
          </table:table-cell>
          <table:table-cell office:value-type="string">
            <text:p>Housings_QFP:LQFP-32_7x7mm_Pitch0.8mm</text:p>
          </table:table-cell>
          <table:table-cell office:value-type="string">
            <text:p>http://www.st.com/st-web-ui/static/active/en/resource/technical/document/datasheet/DM00105814.p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3</text:p>
          </table:table-cell>
          <table:table-cell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5</text:p>
          </table:table-cell>
          <table:table-cell office:value-type="string">
            <text:p>TDA7375</text:p>
          </table:table-cell>
          <table:table-cell office:value-type="string">
            <text:p>mpio_lib:TDA7375</text:p>
          </table:table-cell>
          <table:table-cell office:value-type="string">
            <text:p>mpio:MULTIWAT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6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7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1, C2, C3, C5, C7, C8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4, C6</text:p>
          </table:table-cell>
          <table:table-cell table:style-name="ce1" office:value-type="string">
            <text:p>10u</text:p>
          </table:table-cell>
          <table:table-cell office:value-type="string">
            <text:p>device:CP_Small</text:p>
          </table:table-cell>
          <table:table-cell office:value-type="string">
            <text:p>Capacitors_SMD:CP_Elec_5x5.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9</text:p>
          </table:table-cell>
          <table:table-cell table:style-name="ce1" office:value-type="string">
            <text:p>4700u</text:p>
          </table:table-cell>
          <table:table-cell office:value-type="string">
            <text:p>device:CP_Small</text:p>
          </table:table-cell>
          <table:table-cell office:value-type="string">
            <text:p>Capacitors_THT:CP_Radial_D16.0mm_P7.50mm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10, C11</text:p>
          </table:table-cell>
          <table:table-cell table:style-name="ce1" office:value-type="string">
            <text:p>0.47u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 table:number-columns-repeated="2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12</text:p>
          </table:table-cell>
          <table:table-cell table:style-name="ce1" office:value-type="string">
            <text:p>47u</text:p>
          </table:table-cell>
          <table:table-cell office:value-type="string">
            <text:p>device:CP_Small</text:p>
          </table:table-cell>
          <table:table-cell office:value-type="string">
            <text:p>Capacitors_SMD:CP_Elec_6.3x5.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1, D9</text:p>
          </table:table-cell>
          <table:table-cell table:style-name="ce1"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 table:number-columns-repeated="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4</text:p>
          </table:table-cell>
          <table:table-cell table:style-name="ce2" office:value-type="string">
            <text:p>1PS79SB70</text:p>
          </table:table-cell>
          <table:table-cell office:value-type="string">
            <text:p>device:D_Schottky_Small</text:p>
          </table:table-cell>
          <table:table-cell office:value-type="string">
            <text:p>Diodes_SMD:D_SOD-523</text:p>
          </table:table-cell>
          <table:table-cell/>
          <table:table-cell office:value-type="string">
            <text:p>RB520S30T1G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D5, D6, D7, D8</text:p>
          </table:table-cell>
          <table:table-cell table:style-name="ce1" office:value-type="string">
            <text:p>US1D</text:p>
          </table:table-cell>
          <table:table-cell office:value-type="string">
            <text:p>device:D</text:p>
          </table:table-cell>
          <table:table-cell office:value-type="string">
            <text:p>Diodes_SMD:D_SMA</text:p>
          </table:table-cell>
          <table:table-cell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USBB-G-SMD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TUEA4F2SOBHT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 table:number-columns-repeated="2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J3, J5, J6</text:p>
          </table:table-cell>
          <table:table-cell table:style-name="ce1"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 table:number-columns-repeated="2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4</text:p>
          </table:table-cell>
          <table:table-cell table:style-name="ce1" office:value-type="string">
            <text:p>SWD_4pin</text:p>
          </table:table-cell>
          <table:table-cell office:value-type="string">
            <text:p>mpio_lib:SWD_4pin</text:p>
          </table:table-cell>
          <table:table-cell office:value-type="string">
            <text:p>Pin_Headers:Pin_Header_Straight_1x04_Pitch2.54mm</text:p>
          </table:table-cell>
          <table:table-cell table:number-columns-repeated="2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7</text:p>
          </table:table-cell>
          <table:table-cell table:style-name="ce1" office:value-type="string">
            <text:p>AC3MAH-AU-PRE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8</text:p>
          </table:table-cell>
          <table:table-cell table:style-name="ce1"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J9, J10</text:p>
          </table:table-cell>
          <table:table-cell table:style-name="ce1" office:value-type="string">
            <text:p>FC68391</text:p>
          </table:table-cell>
          <table:table-cell office:value-type="string">
            <text:p>conn:Conn_Coaxial</text:p>
          </table:table-cell>
          <table:table-cell office:value-type="string">
            <text:p>mpio:FC68391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1, LS2</text:p>
          </table:table-cell>
          <table:table-cell table:style-name="ce3" office:value-type="string">
            <text:p>NLJ2MD-H</text:p>
          </table:table-cell>
          <table:table-cell office:value-type="string">
            <text:p>device:Speaker</text:p>
          </table:table-cell>
          <table:table-cell office:value-type="string">
            <text:p>mpio:NLJ2MD-H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Q1, Q2</text:p>
          </table:table-cell>
          <table:table-cell table:style-name="ce2"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  <table:table-cell office:value-type="string">
            <text:p>BC847AW.1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1, R2, R3, R5</text:p>
          </table:table-cell>
          <table:table-cell table:style-name="ce1"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4</text:p>
          </table:table-cell>
          <table:table-cell table:style-name="ce1"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7</text:p>
          </table:table-cell>
          <table:table-cell table:style-name="ce1"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9</text:p>
          </table:table-cell>
          <table:table-cell table:style-name="ce1" office:value-type="string">
            <text:p>47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11, R12</text:p>
          </table:table-cell>
          <table:table-cell table:style-name="ce1"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R13, R14, R15, R16, R17, R18</text:p>
          </table:table-cell>
          <table:table-cell table:style-name="ce1"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W1</text:p>
          </table:table-cell>
          <table:table-cell table:style-name="ce1"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STM32F042K6Tx</text:p>
          </table:table-cell>
          <table:table-cell office:value-type="string">
            <text:p>stm32:STM32F042K6Tx</text:p>
          </table:table-cell>
          <table:table-cell office:value-type="string">
            <text:p>Housings_QFP:LQFP-32_7x7mm_Pitch0.8mm</text:p>
          </table:table-cell>
          <table:table-cell office:value-type="string">
            <text:p>http://www.st.com/st-web-ui/static/active/en/resource/technical/document/datasheet/DM00105814.pdf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3</text:p>
          </table:table-cell>
          <table:table-cell table:style-name="ce1"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5</text:p>
          </table:table-cell>
          <table:table-cell table:style-name="ce1" office:value-type="string">
            <text:p>TDA7375</text:p>
          </table:table-cell>
          <table:table-cell office:value-type="string">
            <text:p>mpio_lib:TDA7375</text:p>
          </table:table-cell>
          <table:table-cell office:value-type="string">
            <text:p>mpio:MULTIWATT15</text:p>
          </table:table-cell>
          <table:table-cell table:number-columns-repeated="2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U6, U7</text:p>
          </table:table-cell>
          <table:table-cell table:style-name="ce1"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1.06.2018</text:date>, <text:time>13:44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3:44:38.35</dc:date>
    <dc:creator>Marek Pio</dc:creator>
    <meta:generator>OpenOffice/4.1.5$Win32 OpenOffice.org_project/415m1$Build-9789</meta:generator>
    <meta:editing-duration>PT1H23M41S</meta:editing-duration>
    <meta:editing-cycles>1</meta:editing-cycles>
    <meta:document-statistic meta:table-count="1" meta:cell-count="458" meta:object-count="0"/>
  </office:meta>
</office:document-meta>
</file>